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08c"/>
    </style:style>
    <style:style style:name="P2" style:family="paragraph" style:parent-style-name="Standard">
      <style:text-properties officeooo:rsid="0007508c" officeooo:paragraph-rsid="00075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para estudar na França</text:p>
      <text:p text:style-name="P1"/>
      <text:p text:style-name="P2">Juntar cerca de 5000£ para o primeiro ano (isso varia de região para região)</text:p>
      <text:p text:style-name="P2">Algumas faculdades dão bolsa de estudos também</text:p>
      <text:p text:style-name="P2">Conseguir IC, estudar para a prova da politécnique</text:p>
      <text:p text:style-name="P2">No site do ITA tem um campo do edital dos processos seletivos</text:p>
      <text:p text:style-name="P2"/>
      <text:p text:style-name="P2">Já vou lançar uma pergunta aqui e quando você puder me responder eu ficarei muito grato: Quanto mais ou menos custou a sua viagem de intercâmbio para a França? Eu não sei muito sobre os custos de viagem e como funcionou a bolsa, e talvez seja melhor eu começar juntando…</text:p>
      <text:p text:style-name="P2"/>
      <text:p text:style-name="P2">Segundamente, você chegou a fazer algum programa </text:p>
      <text:p text:style-name="P2">por fora como para ajudar a conseguir a bolsa, qual foi o seu método</text:p>
      <text:p text:style-name="P2">você tentava conseguir boas notas, fazia atividades extracurriculares, Ics?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28:16.643436095</meta:creation-date>
    <dc:date>2024-05-27T17:51:46.129274699</dc:date>
    <meta:editing-duration>PT2H23M34S</meta:editing-duration>
    <meta:editing-cycles>1</meta:editing-cycles>
    <meta:document-statistic meta:table-count="0" meta:image-count="0" meta:object-count="0" meta:page-count="1" meta:paragraph-count="9" meta:word-count="126" meta:character-count="728" meta:non-whitespace-character-count="610"/>
    <meta:generator>LibreOffice/7.4.7.2$Linux_X86_64 LibreOffice_project/40$Build-2</meta:generator>
  </office:meta>
</office:document-meta>
</file>